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1.3736in"/>
    </style:style>
    <style:style style:name="Table1.B" style:family="table-column">
      <style:table-column-properties style:column-width="5.5514in"/>
    </style:style>
    <style:style style:name="Table1.1" style:family="table-row">
      <style:table-row-properties fo:background-color="#dadada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>
        <style:background-image/>
      </style:table-row-properties>
    </style:style>
    <style:style style:name="Table1.6" style:family="table-row">
      <style:table-row-properties fo:background-color="#f4f4f4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Table1.8" style:family="table-row">
      <style:table-row-properties fo:background-color="#f4f4f4">
        <style:background-image/>
      </style:table-row-properties>
    </style:style>
    <style:style style:name="Table1.9" style:family="table-row">
      <style:table-row-properties fo:background-color="#f4f4f4">
        <style:background-image/>
      </style:table-row-properties>
    </style:style>
    <style:style style:name="Table1.10" style:family="table-row">
      <style:table-row-properties fo:background-color="#f4f4f4">
        <style:background-image/>
      </style:table-row-properties>
    </style:style>
    <style:style style:name="Table1.11" style:family="table-row">
      <style:table-row-properties fo:background-color="#f4f4f4">
        <style:background-image/>
      </style:table-row-properties>
    </style:style>
    <style:style style:name="Table1.12" style:family="table-row">
      <style:table-row-properties fo:background-color="#f4f4f4">
        <style:background-image/>
      </style:table-row-properties>
    </style:style>
    <style:style style:name="Table1.13" style:family="table-row">
      <style:table-row-properties fo:background-color="#f4f4f4">
        <style:background-image/>
      </style:table-row-properties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>
        <style:tab-stops>
          <style:tab-stop style:position="0.1772in"/>
        </style:tab-stops>
      </style:paragraph-properties>
      <style:text-properties style:font-name="Liberation Sans"/>
    </style:style>
    <style:style style:name="P4" style:family="paragraph" style:parent-style-name="Text_20_body">
      <style:text-properties officeooo:paragraph-rsid="000e64eb"/>
    </style:style>
    <style:style style:name="T1" style:family="text">
      <style:text-properties fo:color="#333333" fo:font-weight="normal" style:font-weight-asian="normal" style:font-weight-complex="normal"/>
    </style:style>
    <style:style style:name="T2" style:family="text">
      <style:text-properties fo:color="#006cb4" style:text-line-through-style="none" style:text-line-through-type="none" style:font-name="Segoe UI" style:text-underline-style="none" style:text-blinking="false"/>
    </style:style>
    <style:style style:name="T3" style:family="text">
      <style:text-properties officeooo:rsid="000e64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base Functions</text:p>
      <text:p text:style-name="P4"><text:span text:style-name="T3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able:table table:name="Table1" table:style-name="Table1" table:template-name="Default Style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3">Function</text:p>
            </table:table-cell>
            <table:table-cell table:style-name="Table1.B1" office:value-type="string">
              <text:p text:style-name="P3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<text:a xlink:type="simple" xlink:href="https://support.microsoft.com/en-us/office/daverage-function-a6a2d5ac-4b4b-48cd-a1d8-7b37834e5aee" text:style-name="Internet_20_link" text:visited-style-name="Visited_20_Internet_20_Link"><text:span text:style-name="T2">DAVERAGE </text:span></text:a></text:p>
          </table:table-cell>
          <table:table-cell table:style-name="Table1.B2" office:value-type="string">
            <text:p text:style-name="P1">Returns the average of selected database entries</text:p>
          </table:table-cell>
        </table:table-row>
        <table:table-row table:style-name="Table1.3">
          <table:table-cell table:style-name="Table1.A2" office:value-type="string">
            <text:p text:style-name="P2"><text:a xlink:type="simple" xlink:href="https://support.microsoft.com/en-us/office/dcount-function-c1fc7b93-fb0d-4d8d-97db-8d5f076eaeb1" text:style-name="Internet_20_link" text:visited-style-name="Visited_20_Internet_20_Link"><text:span text:style-name="T2">DCOUNT </text:span></text:a></text:p>
          </table:table-cell>
          <table:table-cell table:style-name="Table1.B2" office:value-type="string">
            <text:p text:style-name="P1">Counts the cells that contain numbers in a database</text:p>
          </table:table-cell>
        </table:table-row>
        <table:table-row table:style-name="Table1.4">
          <table:table-cell table:style-name="Table1.A2" office:value-type="string">
            <text:p text:style-name="P2"><text:a xlink:type="simple" xlink:href="https://support.office.com/en-us/article/dcounta-function-00232a6d-5a66-4a01-a25b-c1653fda1244" text:style-name="Internet_20_link" text:visited-style-name="Visited_20_Internet_20_Link"><text:span text:style-name="T2">DCOUNTA </text:span></text:a></text:p>
          </table:table-cell>
          <table:table-cell table:style-name="Table1.B2" office:value-type="string">
            <text:p text:style-name="P1">Counts nonblank cells in a database</text:p>
          </table:table-cell>
        </table:table-row>
        <table:table-row table:style-name="Table1.5">
          <table:table-cell table:style-name="Table1.A2" office:value-type="string">
            <text:p text:style-name="P2"><text:a xlink:type="simple" xlink:href="https://support.office.com/en-us/article/dget-function-455568bf-4eef-45f7-90f0-ec250d00892e" text:style-name="Internet_20_link" text:visited-style-name="Visited_20_Internet_20_Link"><text:span text:style-name="T2">DGET</text:span></text:a></text:p>
          </table:table-cell>
          <table:table-cell table:style-name="Table1.B2" office:value-type="string">
            <text:p text:style-name="P1">Extracts from a database a single record that matches the specified criteria</text:p>
          </table:table-cell>
        </table:table-row>
        <table:table-row table:style-name="Table1.6">
          <table:table-cell table:style-name="Table1.A2" office:value-type="string">
            <text:p text:style-name="P2"><text:a xlink:type="simple" xlink:href="https://support.microsoft.com/en-us/office/dmax-function-f4e8209d-8958-4c3d-a1ee-6351665d41c2" text:style-name="Internet_20_link" text:visited-style-name="Visited_20_Internet_20_Link"><text:span text:style-name="T2">DMAX </text:span></text:a></text:p>
          </table:table-cell>
          <table:table-cell table:style-name="Table1.B2" office:value-type="string">
            <text:p text:style-name="P1">Returns the maximum value from selected database entries</text:p>
          </table:table-cell>
        </table:table-row>
        <table:table-row table:style-name="Table1.7">
          <table:table-cell table:style-name="Table1.A2" office:value-type="string">
            <text:p text:style-name="P2"><text:a xlink:type="simple" xlink:href="https://support.microsoft.com/en-us/office/dmin-function-4ae6f1d9-1f26-40f1-a783-6dc3680192a3" text:style-name="Internet_20_link" text:visited-style-name="Visited_20_Internet_20_Link"><text:span text:style-name="T2">DMIN</text:span></text:a></text:p>
          </table:table-cell>
          <table:table-cell table:style-name="Table1.B2" office:value-type="string">
            <text:p text:style-name="P1">Returns the minimum value from selected database entries</text:p>
          </table:table-cell>
        </table:table-row>
        <table:table-row table:style-name="Table1.8">
          <table:table-cell table:style-name="Table1.A2" office:value-type="string">
            <text:p text:style-name="P2"><text:a xlink:type="simple" xlink:href="https://support.office.com/en-us/article/dproduct-function-4f96b13e-d49c-47a7-b769-22f6d017cb31" text:style-name="Internet_20_link" text:visited-style-name="Visited_20_Internet_20_Link"><text:span text:style-name="T2">DPRODUCT </text:span></text:a></text:p>
          </table:table-cell>
          <table:table-cell table:style-name="Table1.B2" office:value-type="string">
            <text:p text:style-name="P1">Multiplies the values in a particular field of records that match the criteria in a database</text:p>
          </table:table-cell>
        </table:table-row>
        <table:table-row table:style-name="Table1.9">
          <table:table-cell table:style-name="Table1.A2" office:value-type="string">
            <text:p text:style-name="P2"><text:a xlink:type="simple" xlink:href="https://support.office.com/en-us/article/dstdev-function-026b8c73-616d-4b5e-b072-241871c4ab96" text:style-name="Internet_20_link" text:visited-style-name="Visited_20_Internet_20_Link"><text:span text:style-name="T2">DSTDEV </text:span></text:a></text:p>
          </table:table-cell>
          <table:table-cell table:style-name="Table1.B2" office:value-type="string">
            <text:p text:style-name="P1">Estimates the standard deviation based on a sample of selected database entries</text:p>
          </table:table-cell>
        </table:table-row>
        <table:table-row table:style-name="Table1.10">
          <table:table-cell table:style-name="Table1.A2" office:value-type="string">
            <text:p text:style-name="P2"><text:a xlink:type="simple" xlink:href="https://support.office.com/en-us/article/dstdevp-function-04b78995-da03-4813-bbd9-d74fd0f5d94b" text:style-name="Internet_20_link" text:visited-style-name="Visited_20_Internet_20_Link"><text:span text:style-name="T2">DSTDEVP </text:span></text:a></text:p>
          </table:table-cell>
          <table:table-cell table:style-name="Table1.B2" office:value-type="string">
            <text:p text:style-name="P1">Calculates the standard deviation based on the entire population of selected database entries</text:p>
          </table:table-cell>
        </table:table-row>
        <table:table-row table:style-name="Table1.11">
          <table:table-cell table:style-name="Table1.A2" office:value-type="string">
            <text:p text:style-name="P2"><text:a xlink:type="simple" xlink:href="https://support.office.com/en-us/article/dsum-function-53181285-0c4b-4f5a-aaa3-529a322be41b" text:style-name="Internet_20_link" text:visited-style-name="Visited_20_Internet_20_Link"><text:span text:style-name="T2">DSUM </text:span></text:a></text:p>
          </table:table-cell>
          <table:table-cell table:style-name="Table1.B2" office:value-type="string">
            <text:p text:style-name="P1">Adds the numbers in the field column of records in the database that match the criteria</text:p>
          </table:table-cell>
        </table:table-row>
        <table:table-row table:style-name="Table1.12">
          <table:table-cell table:style-name="Table1.A2" office:value-type="string">
            <text:p text:style-name="P2"><text:a xlink:type="simple" xlink:href="https://support.office.com/en-us/article/dvar-function-d6747ca9-99c7-48bb-996e-9d7af00f3ed1" text:style-name="Internet_20_link" text:visited-style-name="Visited_20_Internet_20_Link"><text:span text:style-name="T2">DVAR </text:span></text:a></text:p>
          </table:table-cell>
          <table:table-cell table:style-name="Table1.B2" office:value-type="string">
            <text:p text:style-name="P1">Estimates variance based on a sample from selected database entries</text:p>
          </table:table-cell>
        </table:table-row>
        <text:soft-page-break/>
        <table:table-row table:style-name="Table1.13">
          <table:table-cell table:style-name="Table1.A2" office:value-type="string">
            <text:p text:style-name="P2"><text:a xlink:type="simple" xlink:href="https://support.office.com/en-us/article/dvarp-function-eb0ba387-9cb7-45c8-81e9-0394912502fc" text:style-name="Internet_20_link" text:visited-style-name="Visited_20_Internet_20_Link"><text:span text:style-name="T2">DVARP</text:span></text:a></text:p>
          </table:table-cell>
          <table:table-cell table:style-name="Table1.B2" office:value-type="string">
            <text:p text:style-name="P1">Calculates variance based on the entire population of selected database entries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6:12:37.331000000</meta:creation-date>
    <dc:title>Default Document</dc:title>
    <meta:generator>LibreOffice/6.4.3.2$Windows_X86_64 LibreOffice_project/747b5d0ebf89f41c860ec2a39efd7cb15b54f2d8</meta:generator>
    <meta:editing-duration>PT9M11S</meta:editing-duration>
    <meta:editing-cycles>2</meta:editing-cycles>
    <meta:initial-creator>George Self</meta:initial-creator>
    <dc:date>2020-05-14T16:21:47.954000000</dc:date>
    <dc:creator>George Self</dc:creator>
    <meta:document-statistic meta:table-count="1" meta:image-count="0" meta:object-count="0" meta:page-count="2" meta:paragraph-count="28" meta:word-count="147" meta:character-count="1048" meta:non-whitespace-character-count="919"/>
    <meta:template xlink:type="simple" xlink:actuate="onRequest" xlink:title="Default Document" xlink:href="../../../../../AppData/Roaming/LibreOffice/4/user/template/Default%20Document.ott" meta:date="2020-05-14T16:12:36.940000000"/>
  </office:meta>
</office:document-meta>
</file>